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Goal</text:p>
          </table:table-cell>
          <table:table-cell table:style-name="ce1" office:value-type="float" office:value="4500000">
            <text:p>4.50E+00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clk</text:p>
          </table:table-cell>
          <table:table-cell office:value-type="string">
            <text:p>divide</text:p>
          </table:table-cell>
          <table:table-cell office:value-type="string">
            <text:p>result</text:p>
          </table:table-cell>
        </table:table-row>
        <table:table-row table:style-name="ro1">
          <table:table-cell/>
          <table:table-cell table:style-name="ce1" office:value-type="float" office:value="72000000">
            <text:p>7.20E+007</text:p>
          </table:table-cell>
          <table:table-cell office:value-type="float" office:value="17">
            <text:p>17</text:p>
          </table:table-cell>
          <table:table-cell table:formula="of:=[.B6]/[.C6]" office:value-type="float" office:value="4235294.11764706">
            <text:p>4235294.11764706</text:p>
          </table:table-cell>
        </table:table-row>
        <table:table-row table:style-name="ro1">
          <table:table-cell/>
          <table:table-cell table:style-name="ce1" office:value-type="float" office:value="60000000">
            <text:p>6.00E+007</text:p>
          </table:table-cell>
          <table:table-cell office:value-type="float" office:value="14">
            <text:p>14</text:p>
          </table:table-cell>
          <table:table-cell table:formula="of:=[.B7]/[.C7]" office:value-type="float" office:value="4285714.28571429">
            <text:p>4285714.28571429</text:p>
          </table:table-cell>
        </table:table-row>
        <table:table-row table:style-name="ro1">
          <table:table-cell/>
          <table:table-cell table:style-name="ce1" office:value-type="float" office:value="48000000">
            <text:p>4.80E+007</text:p>
          </table:table-cell>
          <table:table-cell office:value-type="float" office:value="11">
            <text:p>11</text:p>
          </table:table-cell>
          <table:table-cell table:formula="of:=[.B8]/[.C8]" office:value-type="float" office:value="4363636.36363636">
            <text:p>4363636.3636363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07/19/2011</text:date>, <text:time>16:1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 </meta:initial-creator>
    <meta:creation-date>2011-07-19T16:06:49</meta:creation-date>
    <dc:date>2011-07-19T16:14:40</dc:date>
    <dc:creator>K </dc:creator>
    <meta:editing-duration>PT00H07M52S</meta:editing-duration>
    <meta:editing-cycles>2</meta:editing-cycles>
    <meta:generator>OpenOffice.org/3.2$Unix OpenOffice.org_project/320m12$Build-9483</meta:generator>
    <meta:document-statistic meta:table-count="3" meta:cell-count="14" meta:object-count="0"/>
  </office:meta>
</office:document-meta>
</file>